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paragraph-rsid="000baccb"/>
    </style:style>
    <style:style style:name="P2" style:family="paragraph" style:parent-style-name="Text_20_body">
      <style:paragraph-properties fo:text-align="center" style:justify-single-word="false"/>
      <style:text-properties officeooo:paragraph-rsid="000baccb"/>
    </style:style>
    <style:style style:name="P3" style:family="paragraph" style:parent-style-name="Text_20_body">
      <style:text-properties officeooo:rsid="000baccb" officeooo:paragraph-rsid="000baccb"/>
    </style:style>
    <style:style style:name="P4" style:family="paragraph" style:parent-style-name="Text_20_body">
      <style:text-properties fo:font-style="italic" officeooo:rsid="000dcdba" officeooo:paragraph-rsid="000dcdba" style:font-style-asian="italic" style:font-style-complex="italic"/>
    </style:style>
    <style:style style:name="P5" style:family="paragraph" style:parent-style-name="Text_20_body">
      <style:text-properties officeooo:paragraph-rsid="000dcdba"/>
    </style:style>
    <style:style style:name="P6" style:family="paragraph" style:parent-style-name="Text_20_body">
      <style:text-properties fo:font-style="normal" officeooo:rsid="000dcdba" officeooo:paragraph-rsid="000dcdba" style:font-style-asian="normal" style:font-style-complex="normal"/>
    </style:style>
    <style:style style:name="P7" style:family="paragraph" style:parent-style-name="Text_20_body">
      <style:text-properties fo:font-style="normal" officeooo:rsid="00114811" officeooo:paragraph-rsid="00114811" style:font-style-asian="normal" style:font-style-complex="normal"/>
    </style:style>
    <style:style style:name="P8" style:family="paragraph" style:parent-style-name="Text_20_body">
      <style:text-properties fo:font-style="normal" officeooo:rsid="00114811" officeooo:paragraph-rsid="00127238" style:font-style-asian="normal" style:font-style-complex="normal"/>
    </style:style>
    <style:style style:name="P9" style:family="paragraph" style:parent-style-name="Text_20_body">
      <style:text-properties fo:font-style="normal" officeooo:rsid="00127238" officeooo:paragraph-rsid="00127238" style:font-style-asian="normal" style:font-style-complex="normal"/>
    </style:style>
    <style:style style:name="P10" style:family="paragraph" style:parent-style-name="Text_20_body">
      <style:text-properties officeooo:rsid="00127238" officeooo:paragraph-rsid="00127238"/>
    </style:style>
    <style:style style:name="P11" style:family="paragraph" style:parent-style-name="Standard">
      <style:text-properties fo:font-weight="bold" officeooo:paragraph-rsid="000baccb" style:font-weight-asian="bold" style:font-weight-complex="bold"/>
    </style:style>
    <style:style style:name="P12" style:family="paragraph" style:parent-style-name="Heading">
      <style:text-properties officeooo:paragraph-rsid="000baccb"/>
    </style:style>
    <style:style style:name="P13" style:family="paragraph" style:parent-style-name="Heading">
      <style:text-properties officeooo:paragraph-rsid="00127238"/>
    </style:style>
    <style:style style:name="P14" style:family="paragraph" style:parent-style-name="Subtitle">
      <style:text-properties officeooo:paragraph-rsid="000baccb"/>
    </style:style>
    <style:style style:name="P15" style:family="paragraph" style:parent-style-name="Heading_20_3">
      <style:text-properties officeooo:rsid="000baccb" officeooo:paragraph-rsid="000baccb"/>
    </style:style>
    <style:style style:name="P16" style:family="paragraph" style:parent-style-name="Heading_20_3">
      <style:text-properties fo:font-style="normal" officeooo:rsid="000baccb" officeooo:paragraph-rsid="00127238" style:font-style-asian="normal" style:font-style-complex="normal"/>
    </style:style>
    <style:style style:name="P17" style:family="paragraph" style:parent-style-name="Heading_20_2">
      <style:text-properties officeooo:paragraph-rsid="000baccb"/>
    </style:style>
    <style:style style:name="T1" style:family="text">
      <style:text-properties officeooo:rsid="000baccb"/>
    </style:style>
    <style:style style:name="T2" style:family="text">
      <style:text-properties officeooo:rsid="000c00e1"/>
    </style:style>
    <style:style style:name="T3" style:family="text">
      <style:text-properties fo:font-style="italic" officeooo:rsid="000dcdba" style:font-style-asian="italic" style:font-style-complex="italic"/>
    </style:style>
    <style:style style:name="T4" style:family="text">
      <style:text-properties officeooo:rsid="000e9302"/>
    </style:style>
    <style:style style:name="T5" style:family="text">
      <style:text-properties fo:background-color="#fff200" loext:char-shading-value="0"/>
    </style:style>
    <style:style style:name="T6" style:family="text">
      <style:text-properties fo:background-color="transparent" loext:char-shading-value="0"/>
    </style:style>
    <style:style style:name="T7" style:family="text">
      <style:text-properties officeooo:rsid="00127238" fo:background-color="transparent" loext:char-shading-value="0"/>
    </style:style>
    <style:style style:name="T8" style:family="text">
      <style:text-properties fo:font-style="normal" officeooo:rsid="000baccb" fo:background-color="transparent" loext:char-shading-value="0" style:font-style-asian="normal" style:font-style-complex="normal"/>
    </style:style>
    <style:style style:name="T9" style:family="text">
      <style:text-properties fo:font-style="normal" fo:background-color="transparent" loext:char-shading-value="0" style:font-style-asian="normal" style:font-style-complex="normal"/>
    </style:style>
    <style:style style:name="T10" style:family="text">
      <style:text-properties fo:font-style="normal" officeooo:rsid="0013b43c" fo:background-color="transparent" loext:char-shading-value="0"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E042 Τεχνολογίες Διαδικτύου</text:p>
      <text:p text:style-name="P14">Εργαστηριακή Άσκηση <text:span text:style-name="T1">2</text:span></text:p>
      <text:p text:style-name="P2">Προβολή παρουσίασης και αναδυόμενο παράθυρο στην εφαρμογή φωτογραφιών</text:p>
      <text:p text:style-name="P2"/>
      <text:h text:style-name="Heading_20_2" text:outline-level="2">Εισαγωγή</text:h>
      <text:p text:style-name="P3">Στο δεύτερο σκέλος της εργασίας είχαμε ως στόχο τη βελτίωση της διεπαφής της εφαρμογής για να προσφέρουμε μια καλύτερη εμπειρία στον τελικό χρήστη. Χρησιμοποιώντας Javascript για δυναμική τροποίηση των περιεχομένων και την προβολή των φωτογραφιών ως παρουσίαση. </text:p>
      <text:h text:style-name="P17" text:outline-level="2">Υλοποίηση</text:h>
      <text:h text:style-name="P15" text:outline-level="3">1.Προβολή παρουσίασης φωτογραφιών.</text:h>
      <text:p text:style-name="P12">Ζητούμενο:</text:p>
      <text:p text:style-name="P3">Οι φωτογραφίε<text:span text:style-name="T2">ς</text:span> που εμφανίζονται στο χρήστη (είτε από τον ίδιο, είτε από αυτούς που ακολουθεί) <text:span text:style-name="T2">ομαδοποιούνται με βάση τον χρήστη που τις ανέβασε και εμφανίζεται μόνο η πιο πρόσφατη φωτογραφία. Επίσης,</text:span> πρέπει να εμφανίζονται σε προβολή παρουσίασης όταν ο χρήστης μετακινεί το ποντίκι πάνω από τη φωτογραφία. Η παρουσίαση σταματά όταν το ποντίκι απομακρύνεται. </text:p>
      <text:p text:style-name="P5"><text:span text:style-name="T3"/></text:p>
      <text:p text:style-name="P5"><text:span text:style-name="T3">Ομαδοποίηση φωτογραφιών</text:span></text:p>
      <text:p text:style-name="P5"><text:span text:style-name="T2">Αρχικά οι φωτογραφίες έπρεπε να ομαδοποιηθούν με βάση το χρήστη. Από το πρώτο μέρος της εργασίας είχαμε ήδη συλλέξει τις φωτογραφίες του χρήστη και των ακολούθων του σε αντίστροφη χρονολογική σειρά. Οπότε ήταν εύκολο στη ruby να καλέσουμε τη μέθοδο group_by στον πίνακα που είχαμε δημιουργήσει και στο block να βάλουμε το user_id που έχει κάθε φωτογραφία για να γίνει σωστά η ομαδοποίηση. Για την προβολή μόνο της πιο πρόσφατης φωτογραφίας χρειάστηκε μια μικρή τροποίηση στην προβολή του user. Πλέον αντί να διατρέχουμε όλες τις φωτογραφίες κρατάμε μόνο την πρώτη κάθε group καλώντας τη μέθοδο first ως group[0].first. (Η τιμή group[0] είναι το αποτέλεσμα της έκφρασης του block, δηλαδή το id του χρήστη.)</text:span></text:p>
      <text:p text:style-name="P4">Προβολή παρουσίασης</text:p>
      <text:p text:style-name="P6">Η προβολή σε στυλ slideshow υλοποιείται στο αρχείο slider.js <text:span text:style-name="T4">και στο αντίστοιχο css αρχείο</text:span>. <text:span text:style-name="T4">Επίσης έχει προστεθεί μια νέα μέθοδος slides στον ελεγκτή του user. Οι φωτογραφίες που θα προβληθούν στην παρουσίαση βρίσκονται σε ένα νέο url user/&lt;user_id&gt;/slides. Ο προβολέας του χρήστη έχει τροποποιηθεί έτσι ώστε η φωτογραφία που εμφανίζεται να περιέχει ένα σύνδεσμο προς τα slides που αντιστοιχούν στο χρήστη. Η πρόσβαση στις φωτογραφίες αυτές γίνεται μέσω Ajax χρησιμοποιώντας το σύνδεσμο που μόλις περιγράψαμε.</text:span></text:p>
      <text:p text:style-name="P7"><text:soft-page-break/>Στο slider.js αρχικά έχουμε μια μέθοδο setup στην οποία προστίθεται ένα νέο κρυφό στοιχείο στο Document Object Model (DOM) που θα χρειαστεί στη συνέχεια για την παρουσίαση. Επίσης θέτουμε τους χειριστές συμβάντων για την τοποθέτηση του ποντικιού πάνω από μια φωτογραφία και την απομάκρuνση. (.mouseover, mouseleave <text:span text:style-name="T5">why not mouseout here?)</text:span><text:span text:style-name="T6"> <text:s/>με ορίσματα τις μεθόδους που κληθούν όταν το αντίστοιχο συμβάν πραγματοποιηθεί. </text:span></text:p>
      <text:p text:style-name="P7"><text:span text:style-name="T6">Στην πρώτη περίπτωση καλείται η Slider.getPhotoInfo στην οποία μέσω Ajax παίρνουμε το έγγραφο που αντιστοιχεί στο σύνδεσμο της φωτογραφίας που εμφανίζεται και καλείται Slider.showPhotoInfo ώστε να προβληθεί το παράθυρο της παρουσίασης και να γίνει η εναλλαγή των φωτογραφιών μέσω της μεθόδου startTheShow. </text:span></text:p>
      <text:p text:style-name="P8"><text:span text:style-name="T6">Στη δεύτερη περίπτωση (απομάκρuνση του ποντικιού) </text:span><text:span text:style-name="T7">αν το παράθυρο παρουσίασης είναι ενεργό καλείται η clearInterval ώστε να σταματήσει η εναλλαγή των φωτογραφιών (οποιαδήποτε συνάρτηση είχαμε καθορίσει να εκτελείτει μετά το πέρας μιας χρονικής στιγμής) και το παράθυρο σταδιακά απομακρύνεται. <text:tab/></text:span></text:p>
      <text:p text:style-name="P8"><text:span text:style-name="T7">Ο κώδικας για την μετάβαση από τη μια φωτογραφία στην άλλη είναι παρόμοιος με αυτόν που δόθηκε στη διάλεξη του μαθήματος με κάποιες μικρές τροποποιήσεις. Συγκεκριμένα αλλάζουμε όλα τα πεδία του κόμβου της φωτογραφίας (όχι μόνο το src) ώστε να έχουμε τον κατάλληλο τίτλο και μια άλλη τροποίηση στον μετρητή imageCounter ώστε να μην εμφανίζεται η ίδια φωτογραφία δύο φορές. </text:span></text:p>
      <text:p text:style-name="P9"><text:span text:style-name="T6">Τέλος προσθέτουμε listeners σε κάθε φωτογραφία της προβολής ώστε όταν γίνει επιλογή με το ποντίκι να σταματήσει η παρουσίαση και να εμφανιστούν τα σχόλιά της και δυνατότητα πρόσθεσης νέων. Η δεύτερη λειτουργία δηλαδή, που θα περιγράψουμε αμέσως.</text:span></text:p>
      <text:h text:style-name="P16" text:outline-level="3"><text:span text:style-name="T7">2</text:span><text:span text:style-name="T6">.Αναδυόμενο παράθυρο με σχόλια και πλαίσιο κειμένου.</text:span></text:h>
      <text:p text:style-name="P13"><text:span text:style-name="T8">Ζητούμενο:</text:span></text:p>
      <text:p text:style-name="P10"><text:span text:style-name="T8">Κ</text:span><text:span text:style-name="T9">ατά την προβολή παρουσίασης αν ο χρήστης κάνει κλικ σε οποιαδήποτε φωτογραφία η παρουσίαση σταματά και εμφανίζονται τα σχόλια αυτής μαζί με ένα πεδίο κειμένου για την προσθήκη νέων.</text:span></text:p>
      <text:p text:style-name="P10"><text:span text:style-name="T9"/></text:p>
      <text:p text:style-name="P10"><text:span text:style-name="T9">Η υλοποίηση γίνεται στο αρχείο popup.js με παρόμοιο στυλ όπως και το slider.js. </text:span><text:span text:style-name="T10">Όταν ο χρήστης πατήσει πάνω σε κάποια φωτογραφία δημιουργείται μια αίτηση Ajax και παίρνουμε όπως και στην παρουσίαση τα δεδομένα της φωτογραφίας. Αυτή τη φορά όχι από το σύνδεσμο slides αλλά από το comments αφού χρειαζόμαστε τα σχόλια μαζί με το πεδίο κειμένου. Όταν γίνει η προσθήκη νέου σχολίου ή το αναδυόμενο παράθυρο κλείσει επιστρέφουμε στην προβολή καλώντας τη μέθοδο startTheShow του sli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weight="bold" officeooo:paragraph-rsid="000baccb" style:font-weight-asian="bold" style:font-weight-complex="bold"/>
    </style:style>
    <style:style style:name="MT1" style:family="text">
      <style:text-properties officeooo:rsid="000bacc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Τμήμα Μηχ. Η/Υ &amp; Πληροφορικής,<text:tab/><text:tab/><text:tab/><text:tab/><text:tab/>Ζώης Νικόλαος (<text:span text:style-name="MT1">2054</text:span>)</text:p>
        <text:p text:style-name="MP1">Πανεπιστήμιο Ιωαννίνων, Ιωάννινα<text:tab/><text:tab/><text:tab/><text:tab/><text:tab/>Τσιόλκας Μιχαήλ (215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20:51:28.499822325</meta:creation-date>
    <dc:date>2019-01-07T22:49:10.469188668</dc:date>
    <meta:editing-duration>PT6M50S</meta:editing-duration>
    <meta:editing-cycles>1</meta:editing-cycles>
    <meta:document-statistic meta:table-count="0" meta:image-count="0" meta:object-count="0" meta:page-count="2" meta:paragraph-count="24" meta:word-count="669" meta:character-count="4531" meta:non-whitespace-character-count="3870"/>
    <meta:generator>LibreOffice/6.1.2.1$Linux_X86_64 LibreOffice_project/10$Build-1</meta:generator>
  </office:meta>
</office:document-meta>
</file>